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161in"/>
    </style:style>
    <style:style style:name="co6" style:family="table-column">
      <style:table-column-properties fo:break-before="auto" style:column-width="4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49"/>
    <style:style style:name="ce3" style:family="table-cell" style:parent-style-name="Default" style:data-style-name="N9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  <table:table-cell table:style-name="Default" office:value-type="string" calcext:value-type="string">
            <text:p>Significant Student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6-01-29" calcext:value-type="date">
            <text:p>2026-01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Course Overview and Key Infrastructur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6-02-05" calcext:value-type="date">
            <text:p>2026-02-0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 + Enrichment: Additional Review of R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office:value-type="date" office:date-value="2026-03-05" calcext:value-type="date">
            <text:p>2026-03-0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office:value-type="date" office:date-value="2026-03-12" calcext:value-type="date">
            <text:p>2026-03-1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office:value-type="date" office:date-value="2026-03-19" calcext:value-type="date">
            <text:p>2026-03-1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ructor</text:p>
          </table:table-cell>
          <table:table-cell office:value-type="date" office:date-value="2026-03-26" calcext:value-type="date">
            <text:p>2026-03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 + Enrichment: SQL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office:value-type="date" office:date-value="2026-04-16" calcext:value-type="date">
            <text:p>2026-04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Data Import and File System Usage; API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office:value-type="date" office:date-value="2026-04-21" calcext:value-type="date">
            <text:p>2026-04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 Advanced ggplot2 – maps, interactivity, anim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office:value-type="date" office:date-value="2026-04-23" calcext:value-type="date">
            <text:p>2026-04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Introduction to Web Technologies &amp; Web Scrap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office:value-type="date" office:date-value="2026-04-30" calcext:value-type="date">
            <text:p>2026-04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rings, Regular Expressions, and Text Process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tructor</text:p>
          </table:table-cell>
          <table:table-cell office:value-type="date" office:date-value="2026-05-07" calcext:value-type="date">
            <text:p>2026-05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 + Enrichment: Functional Tools in R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office:value-type="date" office:date-value="2026-05-14" calcext:value-type="date">
            <text:p>2026-05-1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Statistical Modeling in 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6-02-05" calcext:value-type="date">
            <text:p>2026-02-05</text:p>
          </table:table-cell>
          <table:table-cell/>
          <table:table-cell office:value-type="string" calcext:value-type="string">
            <text:p>Course Project Description Finaliz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5]" office:value-type="date" office:date-value="2026-02-26" calcext:value-type="date">
            <text:p>2026-02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Team Contract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5]" office:value-type="date" office:date-value="2026-02-26" calcext:value-type="date">
            <text:p>2026-02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oject Proposal Presentation Slide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9]" office:value-type="date" office:date-value="2026-03-26" calcext:value-type="date">
            <text:p>2026-03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Mid-Semester Check-In Slide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20]+7" office:value-type="date" office:date-value="2026-04-02" calcext:value-type="date">
            <text:p>2026-04-0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d-Semester Teammate Peer Evaluation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14]" office:value-type="date" office:date-value="2026-05-07" calcext:value-type="date">
            <text:p>2026-05-07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Final Project Presentation Slide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5-21" calcext:value-type="date">
            <text:p>2026-05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 [Tentative]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5-21" calcext:value-type="date">
            <text:p>2026-05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 [Tentative]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5-21" calcext:value-type="date">
            <text:p>2026-05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 [Tentative]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ructor</text:p>
          </table:table-cell>
          <table:table-cell office:value-type="date" office:date-value="2026-01-29" calcext:value-type="date">
            <text:p>2026-01-29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ructor</text:p>
          </table:table-cell>
          <table:table-cell office:value-type="date" office:date-value="2026-02-23" calcext:value-type="date">
            <text:p>2026-02-23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6-02-20" calcext:value-type="date">
            <text:p>2026-02-20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date" office:date-value="2026-03-13" calcext:value-type="date">
            <text:p>2026-03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6-03-16" calcext:value-type="date">
            <text:p>2026-03-16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date" office:date-value="2026-03-22" calcext:value-type="date">
            <text:p>2026-03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6-03-13" calcext:value-type="date">
            <text:p>2026-03-13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6-04-06" calcext:value-type="date">
            <text:p>2026-04-06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office:value-type="date" office:date-value="2026-04-12" calcext:value-type="date">
            <text:p>2026-04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6-04-02" calcext:value-type="date">
            <text:p>2026-04-02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date" office:date-value="2026-04-24" calcext:value-type="date">
            <text:p>2026-04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6-04-27" calcext:value-type="date">
            <text:p>2026-04-27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date" office:date-value="2026-05-03" calcext:value-type="date">
            <text:p>2026-05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6-04-23" calcext:value-type="date">
            <text:p>2026-04-23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nt</text:p>
          </table:table-cell>
          <table:table-cell office:value-type="date" office:date-value="2026-05-15" calcext:value-type="date">
            <text:p>2026-05-15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6-05-18" calcext:value-type="date">
            <text:p>2026-05-18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nt</text:p>
          </table:table-cell>
          <table:table-cell office:value-type="date" office:date-value="2026-05-24" calcext:value-type="date">
            <text:p>2026-05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6-02-12" calcext:value-type="date">
            <text:p>2026-02-12</text:p>
          </table:table-cell>
          <table:table-cell/>
          <table:table-cell office:value-type="string" calcext:value-type="string">
            <text:p>Classes Cancelled (Lincoln’s Birthday)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6-04-02" calcext:value-type="date">
            <text:p>2026-04-02</text:p>
          </table:table-cell>
          <table:table-cell/>
          <table:table-cell office:value-type="string" calcext:value-type="string">
            <text:p>Classes Cancelled (Spring Break – Week 1)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6-04-09" calcext:value-type="date">
            <text:p>2026-04-09</text:p>
          </table:table-cell>
          <table:table-cell/>
          <table:table-cell office:value-type="string" calcext:value-type="string">
            <text:p>Classes Cancelled (Spring Break – Week 2)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table:formula="of:=VLOOKUP([.B49]-1;[.$B$2:.$D$15];3)" office:value-type="date" office:date-value="2026-01-29" calcext:value-type="date">
            <text:p>2026-01-29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table:formula="of:=VLOOKUP([.B50];[.$B$2:.$D$15];3)" office:value-type="date" office:date-value="2026-02-05" calcext:value-type="date">
            <text:p>2026-02-05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table:formula="of:=VLOOKUP([.B51]-1;[.$B$2:.$D$15];3)" office:value-type="date" office:date-value="2026-02-05" calcext:value-type="date">
            <text:p>2026-02-05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table:formula="of:=VLOOKUP([.B52];[.$B$2:.$D$15];3)" office:value-type="date" office:date-value="2026-02-19" calcext:value-type="date">
            <text:p>2026-02-19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table:formula="of:=VLOOKUP([.B53]-1;[.$B$2:.$D$15];3)" office:value-type="date" office:date-value="2026-02-26" calcext:value-type="date">
            <text:p>2026-02-26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table:formula="of:=VLOOKUP([.B54];[.$B$2:.$D$15];3)" office:value-type="date" office:date-value="2026-03-05" calcext:value-type="date">
            <text:p>2026-03-05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table:formula="of:=VLOOKUP([.B55]-1;[.$B$2:.$D$15];3)" office:value-type="date" office:date-value="2026-03-05" calcext:value-type="date">
            <text:p>2026-03-05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table:formula="of:=VLOOKUP([.B56];[.$B$2:.$D$15];3)" office:value-type="date" office:date-value="2026-03-12" calcext:value-type="date">
            <text:p>2026-03-12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table:formula="of:=VLOOKUP([.B57]-1;[.$B$2:.$D$15];3)" office:value-type="date" office:date-value="2026-03-12" calcext:value-type="date">
            <text:p>2026-03-12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table:formula="of:=VLOOKUP([.B58]-1;[.$B$2:.$D$15];3)" office:value-type="date" office:date-value="2026-03-12" calcext:value-type="date">
            <text:p>2026-03-12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table:formula="of:=VLOOKUP([.B59];[.$B$2:.$D$15];3)" office:value-type="date" office:date-value="2026-04-16" calcext:value-type="date">
            <text:p>2026-04-16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ent</text:p>
          </table:table-cell>
          <table:table-cell table:formula="of:=VLOOKUP([.B60]-1;[.$B$2:.$D$15];3)" office:value-type="date" office:date-value="2026-03-26" calcext:value-type="date">
            <text:p>2026-03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table:formula="of:=VLOOKUP([.B61];[.$B$2:.$D$15];3)" office:value-type="date" office:date-value="2026-04-21" calcext:value-type="date">
            <text:p>2026-04-21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table:formula="of:=VLOOKUP([.B62]-1;[.$B$2:.$D$15];3)" office:value-type="date" office:date-value="2026-04-16" calcext:value-type="date">
            <text:p>2026-04-1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table:formula="of:=VLOOKUP([.B63];[.$B$2:.$D$15];3)" office:value-type="date" office:date-value="2026-04-23" calcext:value-type="date">
            <text:p>2026-04-23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dent</text:p>
          </table:table-cell>
          <table:table-cell table:formula="of:=VLOOKUP([.B64]-1;[.$B$2:.$D$15];3)" office:value-type="date" office:date-value="2026-04-21" calcext:value-type="date">
            <text:p>2026-04-21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table:formula="of:=VLOOKUP([.B65];[.$B$2:.$D$15];3)" office:value-type="date" office:date-value="2026-04-30" calcext:value-type="date">
            <text:p>2026-04-30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udent</text:p>
          </table:table-cell>
          <table:table-cell table:formula="of:=VLOOKUP([.B66]-1;[.$B$2:.$D$15];3)" office:value-type="date" office:date-value="2026-04-23" calcext:value-type="date">
            <text:p>2026-04-23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table:formula="of:=VLOOKUP([.B67]-1;[.$B$2:.$D$15];3)" office:value-type="date" office:date-value="2026-05-07" calcext:value-type="date">
            <text:p>2026-05-07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</text:p>
          </table:table-cell>
          <table:table-cell table:formula="of:=VLOOKUP([.B68];[.$B$2:.$D$15];3)" office:value-type="date" office:date-value="2026-05-14" calcext:value-type="date">
            <text:p>2026-05-14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labus Quiz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2-12" calcext:value-type="date">
            <text:p>2026-02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Syllabus Quiz / Verification of Enrollmen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es Posted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6-05-29" calcext:value-type="date">
            <text:p>2026-05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Grades Posted to CUNYFirs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ey_dates.A1:key_dates.G70" table:display-filter-buttons="true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5:01:26.43836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4T15:55:11.198742000</dc:date>
    <meta:editing-duration>P2DT20H8M37S</meta:editing-duration>
    <meta:editing-cycles>43</meta:editing-cycles>
    <meta:generator>LibreOffice/25.2.5.2$MacOSX_AARCH64 LibreOffice_project/03d19516eb2e1dd5d4ccd751a0d6f35f35e08022</meta:generator>
    <meta:document-statistic meta:table-count="1" meta:cell-count="456" meta:object-count="0"/>
  </office:meta>
</office:document-meta>
</file>